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paragraph-rsid="001dc76f" style:font-size-asian="14pt" style:font-size-complex="14pt"/>
    </style:style>
    <style:style style:name="T1" style:family="text">
      <style:text-properties officeooo:rsid="001361ab"/>
    </style:style>
    <style:style style:name="T2" style:family="text">
      <style:text-properties officeooo:rsid="00140a58"/>
    </style:style>
    <style:style style:name="T3" style:family="text">
      <style:text-properties officeooo:rsid="00184ecf"/>
    </style:style>
    <style:style style:name="T4" style:family="text">
      <style:text-properties officeooo:rsid="001dc76f"/>
    </style:style>
    <style:style style:name="T5" style:family="text">
      <style:text-properties officeooo:rsid="00288bb4"/>
    </style:style>
    <style:style style:name="T6" style:family="text">
      <style:text-properties officeooo:rsid="001e1648"/>
    </style:style>
    <style:style style:name="T7" style:family="text">
      <style:text-properties officeooo:rsid="001fbe18"/>
    </style:style>
    <style:style style:name="T8" style:family="text">
      <style:text-properties officeooo:rsid="00232ed2"/>
    </style:style>
    <style:style style:name="T9" style:family="text">
      <style:text-properties officeooo:rsid="00240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enos Aires, <text:span text:style-name="T8">14</text:span> de <text:span text:style-name="T7">abril</text:span> de 201<text:span text:style-name="T3">6</text:span></text:p>
      <text:p text:style-name="P1"/>
      <text:p text:style-name="P1">Señor Director del Departamento de Electrónica</text:p>
      <text:p text:style-name="P1"><text:span text:style-name="T1">Dr. </text:span>Ing. <text:span text:style-name="T1">Hernán Tacca</text:span></text:p>
      <text:p text:style-name="P1">S/D</text:p>
      <text:p text:style-name="P1"/>
      <text:p text:style-name="P1">De nuestra mayor consideración,</text:p>
      <text:p text:style-name="P1"/>
      <text:p text:style-name="P1"><text:tab/><text:tab/>Tenemos el agrado de dirigirnos a usted con el fin de presentar conforme al inciso 7 del artículo 1 del anexo a la resolución Nº 1511/90 el acta de acuerdo de tesis y plan de estudios personales de <text:span text:style-name="T4">la</text:span> alumn<text:span text:style-name="T4">a</text:span> <text:span text:style-name="T3">Ana Fernández Vidal</text:span>, padrón <text:span text:style-name="T1">93088</text:span>.</text:p>
      <text:p text:style-name="P1"/>
      <text:p text:style-name="P1"><text:tab/><text:tab/>Manifiesto estar de acuerdo con el plan de estudios y el tema propuesto.</text:p>
      <text:p text:style-name="P1"/>
      <text:p text:style-name="P1"><text:tab/><text:tab/>Sin otro particular, lo saluda atentamente,</text:p>
      <text:p text:style-name="P1"/>
      <text:p text:style-name="P1"/>
      <text:p text:style-name="P1"/>
      <text:p text:style-name="P1"/>
      <text:p text:style-name="P1">___________________________<text:tab/><text:tab/><text:tab/>_________________________</text:p>
      <text:p text:style-name="P3">Dr. <text:span text:style-name="T5">Ing</text:span>. <text:span text:style-name="T5">Martín G. González</text:span>.-<text:tab/><text:tab/><text:tab/><text:tab/><text:span text:style-name="T6">Dr. </text:span>Ing. <text:span text:style-name="T5">Patricio A. Sorichetti</text:span>.-<text:tab/></text:p>
      <text:p text:style-name="P3">Departamento de Electrónica<text:tab/><text:tab/><text:tab/><text:tab/>Departamento de <text:span text:style-name="T4">Física</text:span></text:p>
      <text:p text:style-name="P3">Facultad de Ingeniería<text:tab/><text:tab/><text:tab/><text:tab/><text:tab/><text:span text:style-name="T2">Facultad de Ingeniería</text:span></text:p>
      <text:p text:style-name="P3"><text:span text:style-name="T2">Universidad de Buenos Aires<text:tab/><text:tab/><text:tab/><text:tab/>Universidad de Buenos Aires</text:span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Gama</meta:initial-creator>
    <meta:creation-date>2012-05-28T09:16:05</meta:creation-date>
    <dc:date>2016-04-14T14:25:35.056581715</dc:date>
    <meta:editing-duration>PT54M21S</meta:editing-duration>
    <meta:editing-cycles>14</meta:editing-cycles>
    <meta:generator>LibreOffice/4.2.8.2$Linux_X86_64 LibreOffice_project/420m0$Build-2</meta:generator>
    <meta:printed-by>Fernando Gama</meta:printed-by>
    <meta:print-date>2013-02-26T16:41:52</meta:print-date>
    <meta:document-statistic meta:table-count="0" meta:image-count="0" meta:object-count="0" meta:page-count="1" meta:paragraph-count="13" meta:word-count="118" meta:character-count="787" meta:non-whitespace-character-count="652"/>
  </office:meta>
</office:document-meta>
</file>